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Times[" svg:font-family="Times[" style:font-family-generic="roman"/>
    <style:font-face style:name="Arial" svg:font-family="Arial" style:font-family-generic="swiss"/>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break-before="page"/>
      <style:text-properties officeooo:paragraph-rsid="0007c3c6"/>
    </style:style>
    <style:style style:name="P2" style:family="paragraph" style:parent-style-name="Title">
      <style:text-properties fo:font-size="22pt" officeooo:paragraph-rsid="0007c3c6" style:font-size-asian="22pt" style:font-size-complex="22pt"/>
    </style:style>
    <style:style style:name="P3" style:family="paragraph" style:parent-style-name="Title">
      <style:text-properties officeooo:paragraph-rsid="0007c3c6"/>
    </style:style>
    <style:style style:name="P4" style:family="paragraph" style:parent-style-name="Text_20_body">
      <style:paragraph-properties fo:text-align="center" style:justify-single-word="false"/>
      <style:text-properties fo:font-size="22pt" officeooo:rsid="000e00c0" officeooo:paragraph-rsid="0007c3c6" style:font-size-asian="22pt" style:font-size-complex="22pt"/>
    </style:style>
    <style:style style:name="P5" style:family="paragraph" style:parent-style-name="Text_20_body">
      <style:text-properties fo:font-size="22pt" officeooo:paragraph-rsid="0007c3c6" style:font-size-asian="22pt" style:font-size-complex="22pt"/>
    </style:style>
    <style:style style:name="P6" style:family="paragraph" style:parent-style-name="Text_20_body">
      <style:text-properties officeooo:paragraph-rsid="0007c3c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7f658"/>
    </style:style>
    <style:style style:name="P9" style:family="paragraph" style:parent-style-name="Text_20_body">
      <style:paragraph-properties fo:text-align="justify" style:justify-single-word="false"/>
      <style:text-properties officeooo:paragraph-rsid="0008269e"/>
    </style:style>
    <style:style style:name="P10" style:family="paragraph" style:parent-style-name="Text_20_body">
      <style:paragraph-properties fo:text-align="justify" style:justify-single-word="false"/>
      <style:text-properties style:font-name="Times[" fo:font-size="12pt" officeooo:rsid="001ac750" officeooo:paragraph-rsid="0007f658" style:font-size-asian="12pt" style:font-size-complex="12pt"/>
    </style:style>
    <style:style style:name="P11" style:family="paragraph" style:parent-style-name="Text_20_body">
      <style:paragraph-properties fo:text-align="justify" style:justify-single-word="false"/>
      <style:text-properties style:font-name="Times["/>
    </style:style>
    <style:style style:name="P12" style:family="paragraph" style:parent-style-name="Text_20_body">
      <style:paragraph-properties fo:text-align="justify" style:justify-single-word="false"/>
      <style:text-properties style:font-name="Times[" officeooo:rsid="0007f658" officeooo:paragraph-rsid="0007f658"/>
    </style:style>
    <style:style style:name="P13" style:family="paragraph" style:parent-style-name="Heading_20_1" style:list-style-name="">
      <style:text-properties officeooo:rsid="0005fc26" officeooo:paragraph-rsid="0007c3c6"/>
    </style:style>
    <style:style style:name="P14" style:family="paragraph" style:parent-style-name="Heading_20_1">
      <style:paragraph-properties fo:text-align="justify" style:justify-single-word="false"/>
      <style:text-properties style:font-name="Times[" style:font-name-asian="Arial" style:font-name-complex="Arial"/>
    </style:style>
    <style:style style:name="P15" style:family="paragraph" style:parent-style-name="Heading_20_1">
      <style:paragraph-properties fo:break-before="page"/>
      <style:text-properties officeooo:rsid="0005fc26" officeooo:paragraph-rsid="0007c3c6"/>
    </style:style>
    <style:style style:name="P16" style:family="paragraph" style:parent-style-name="Heading_20_1">
      <style:paragraph-properties fo:text-align="justify" style:justify-single-word="false" fo:break-before="page"/>
      <style:text-properties style:font-name="Times["/>
    </style:style>
    <style:style style:name="P17" style:family="paragraph" style:parent-style-name="Heading_20_2">
      <style:paragraph-properties fo:text-align="justify" style:justify-single-word="false"/>
      <style:text-properties style:font-name="Times["/>
    </style:style>
    <style:style style:name="P18" style:family="paragraph" style:parent-style-name="Heading_20_2">
      <style:paragraph-properties fo:text-align="justify" style:justify-single-word="false"/>
    </style:style>
    <style:style style:name="P19" style:family="paragraph" style:parent-style-name="Text_20_body" style:list-style-name="L1">
      <style:paragraph-properties fo:text-align="justify" style:justify-single-word="false"/>
      <style:text-properties fo:font-weight="bold" officeooo:rsid="0008269e" officeooo:paragraph-rsid="000a8c26" style:font-weight-asian="bold" style:font-weight-complex="bold"/>
    </style:style>
    <style:style style:name="P20" style:family="paragraph" style:parent-style-name="Text_20_body" style:list-style-name="L2">
      <style:paragraph-properties fo:text-align="justify" style:justify-single-word="false"/>
      <style:text-properties fo:font-weight="bold" officeooo:rsid="0008269e" officeooo:paragraph-rsid="0008269e" style:font-weight-asian="bold" style:font-weight-complex="bold"/>
    </style:style>
    <style:style style:name="P21" style:family="paragraph" style:parent-style-name="Text_20_body" style:list-style-name="L1">
      <style:paragraph-properties fo:text-align="justify" style:justify-single-word="false"/>
      <style:text-properties fo:font-weight="bold" officeooo:rsid="000a06b5" officeooo:paragraph-rsid="000a8c26" style:font-weight-asian="bold" style:font-weight-complex="bold"/>
    </style:style>
    <style:style style:name="P22" style:family="paragraph" style:parent-style-name="Text_20_body" style:list-style-name="L2">
      <style:paragraph-properties fo:text-align="justify" style:justify-single-word="false"/>
      <style:text-properties fo:font-weight="bold" officeooo:rsid="000a06b5" officeooo:paragraph-rsid="000a06b5" style:font-weight-asian="bold" style:font-weight-complex="bold"/>
    </style:style>
    <style:style style:name="P23" style:family="paragraph" style:parent-style-name="Text_20_body" style:list-style-name="L2">
      <style:paragraph-properties fo:text-align="justify" style:justify-single-word="false"/>
      <style:text-properties fo:font-weight="bold" officeooo:rsid="000975b8" officeooo:paragraph-rsid="000975b8" style:font-weight-asian="bold" style:font-weight-complex="bold"/>
    </style:style>
    <style:style style:name="P24" style:family="paragraph" style:parent-style-name="Text_20_body" style:list-style-name="L2">
      <style:paragraph-properties fo:text-align="justify" style:justify-single-word="false"/>
      <style:text-properties fo:font-weight="bold" officeooo:rsid="000a8c26" officeooo:paragraph-rsid="000a8c26" style:font-weight-asian="bold" style:font-weight-complex="bold"/>
    </style:style>
    <style:style style:name="P25" style:family="paragraph" style:parent-style-name="Text_20_body" style:list-style-name="L3">
      <style:paragraph-properties fo:text-align="justify" style:justify-single-word="false"/>
      <style:text-properties fo:font-weight="bold" officeooo:rsid="000e7297" officeooo:paragraph-rsid="000e7297" style:font-weight-asian="bold" style:font-weight-complex="bold"/>
    </style:style>
    <style:style style:name="P26" style:family="paragraph" style:parent-style-name="Text_20_body" style:list-style-name="L3">
      <style:paragraph-properties fo:text-align="justify" style:justify-single-word="false"/>
      <style:text-properties fo:font-weight="bold" officeooo:rsid="000e7297" officeooo:paragraph-rsid="000fab6d" style:font-weight-asian="bold" style:font-weight-complex="bold"/>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text-properties officeooo:paragraph-rsid="0011eb6a"/>
    </style:style>
    <style:style style:name="P29" style:family="paragraph" style:parent-style-name="Text_20_body" style:list-style-name="L3">
      <style:paragraph-properties fo:text-align="justify" style:justify-single-word="false"/>
      <style:text-properties officeooo:rsid="000e7297" officeooo:paragraph-rsid="000e7297"/>
    </style:style>
    <style:style style:name="P30" style:family="paragraph" style:parent-style-name="Heading_20_4">
      <style:paragraph-properties fo:text-align="justify" style:justify-single-word="false"/>
      <style:text-properties style:font-name="Times["/>
    </style:style>
    <style:style style:name="P31" style:family="paragraph" style:parent-style-name="Heading_20_4">
      <style:paragraph-properties fo:text-align="justify" style:justify-single-word="false"/>
      <style:text-properties officeooo:rsid="0007f658" officeooo:paragraph-rsid="0007f658"/>
    </style:style>
    <style:style style:name="P32" style:family="paragraph" style:parent-style-name="Heading_20_4">
      <style:paragraph-properties fo:text-align="justify" style:justify-single-word="false"/>
      <style:text-properties officeooo:rsid="0008269e" officeooo:paragraph-rsid="0008269e"/>
    </style:style>
    <style:style style:name="P33" style:family="paragraph" style:parent-style-name="Heading_20_4">
      <style:paragraph-properties fo:text-align="justify" style:justify-single-word="false"/>
      <style:text-properties officeooo:rsid="0008269e" officeooo:paragraph-rsid="000a8c26"/>
    </style:style>
    <style:style style:name="P34" style:family="paragraph" style:parent-style-name="Heading_20_4">
      <style:paragraph-properties fo:text-align="justify" style:justify-single-word="false"/>
    </style:style>
    <style:style style:name="P35" style:family="paragraph" style:parent-style-name="Heading_20_4">
      <style:text-properties fo:font-weight="bold" officeooo:rsid="000e7297" officeooo:paragraph-rsid="000e7297" style:font-weight-asian="bold" style:font-weight-complex="bold"/>
    </style:style>
    <style:style style:name="T1" style:family="text">
      <style:text-properties officeooo:rsid="0007c3c6"/>
    </style:style>
    <style:style style:name="T2" style:family="text">
      <style:text-properties officeooo:rsid="0007f658"/>
    </style:style>
    <style:style style:name="T3" style:family="text">
      <style:text-properties style:font-name-asian="Arial" style:font-name-complex="Arial"/>
    </style:style>
    <style:style style:name="T4" style:family="text">
      <style:text-properties officeooo:rsid="0008269e"/>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bbbc5" style:font-style-asian="normal" style:font-weight-asian="normal" style:font-style-complex="normal" style:font-weight-complex="normal"/>
    </style:style>
    <style:style style:name="T8" style:family="text">
      <style:text-properties fo:font-style="normal" fo:font-weight="normal" officeooo:rsid="000d29b5"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0975b8" style:font-weight-asian="normal" style:font-weight-complex="normal"/>
    </style:style>
    <style:style style:name="T11" style:family="text">
      <style:text-properties fo:font-weight="normal" officeooo:rsid="000a06b5" style:font-weight-asian="normal" style:font-weight-complex="normal"/>
    </style:style>
    <style:style style:name="T12" style:family="text">
      <style:text-properties fo:font-weight="normal" officeooo:rsid="000a8c26" style:font-weight-asian="normal" style:font-weight-complex="normal"/>
    </style:style>
    <style:style style:name="T13" style:family="text">
      <style:text-properties fo:font-weight="normal" officeooo:rsid="000d29b5" style:font-weight-asian="normal" style:font-weight-complex="normal"/>
    </style:style>
    <style:style style:name="T14" style:family="text">
      <style:text-properties fo:font-weight="normal" officeooo:rsid="000e7297" style:font-weight-asian="normal" style:font-weight-complex="normal"/>
    </style:style>
    <style:style style:name="T15" style:family="text">
      <style:text-properties fo:font-weight="normal" officeooo:rsid="000fab6d" style:font-weight-asian="normal" style:font-weight-complex="normal"/>
    </style:style>
    <style:style style:name="T16" style:family="text">
      <style:text-properties fo:font-weight="normal" officeooo:rsid="0010184b"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a06b5" style:font-weight-asian="bold" style:font-weight-complex="bold"/>
    </style:style>
    <style:style style:name="T19" style:family="text">
      <style:text-properties fo:font-weight="bold" officeooo:rsid="000a8c26" style:font-weight-asian="bold" style:font-weight-complex="bold"/>
    </style:style>
    <style:style style:name="T20" style:family="text">
      <style:text-properties fo:font-weight="bold" officeooo:rsid="0011eb6a" style:font-weight-asian="bold" style:font-weight-complex="bold"/>
    </style:style>
    <style:style style:name="T21" style:family="text">
      <style:text-properties officeooo:rsid="000a8c26"/>
    </style:style>
    <style:style style:name="T22" style:family="text">
      <style:text-properties officeooo:rsid="000fab6d"/>
    </style:style>
    <style:style style:name="T23" style:family="text">
      <style:text-properties style:font-name="Times New Roman" fo:font-size="12pt" fo:language="pt" fo:country="BR" style:font-size-asian="12pt" style:language-asian="pt" style:country-asian="BR" style:font-name-complex="Times New Roman1" style:font-size-complex="12pt" style:language-complex="ar" style:country-complex="SA"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o:</text:p>
      <text:p text:style-name="P3"><text:s/><text:span text:style-name="T1">Arquitetura de Software</text:span></text:p>
      <text:p text:style-name="P3"/>
      <text:p text:style-name="P2">Plataforma Online: Museu da Fauna e Flora</text:p>
      <text:p text:style-name="P5"/>
      <text:p text:style-name="P4">Versão 1.<text:span text:style-name="T1">1</text:span></text:p>
      <text:p text:style-name="P4"><text:span text:style-name="T1">Maio</text:span> 2014</text:p>
      <text:p text:style-name="P3"/>
      <text:h text:style-name="P13" text:outline-level="1"/>
      <text:h text:style-name="P15" text:outline-level="1">Índice</text:h>
      <text:p text:style-name="P6"/>
      <text:p text:style-name="P6"/>
      <text:p text:style-name="P6"/>
      <text:h text:style-name="P16" text:outline-level="1">Introdução</text:h>
      <text:p text:style-name="P10"><text:tab/>O Documento de Arquitetura do Software prevê uma visão abrangente e geral da arquitetura usando um conjunto de visões arquiteturais para tratar aspectos diferentes do software. O objetivo deste documento é capturar e comunicar as decisões arquiteturais significativas que <text:span text:style-name="T3">foram tomadas em relação ao sistema.</text:span></text:p>
      <text:h text:style-name="P14" text:outline-level="1">Restrições e Objetivos</text:h>
      <text:p text:style-name="P10"><text:tab/>Esta seção relaciona requisitos definidos para o sistema que, de alguma forma, causam impacto significativo na arquitetura do software. Aqui também é apresentado quaisquer restrições especiais identificadas, tais como estratégias específicas de projeto e implementação, ferramentas utilizadas, método de acesso ao banco de dados, sistemas operacionais, linguagens de programação a serem utilizadas e padrões a serem adotados na implementação do projeto.</text:p>
      <text:h text:style-name="P17" text:outline-level="2">Estratégias adotadas aos requisitos não funcionais</text:h>
      <text:p text:style-name="P12"><text:tab/>É descrito a seguir a estratégia adotada para cada requisito não funcional do sistema.</text:p>
      <text:h text:style-name="P30" text:outline-level="4">Portabilidade</text:h>
      <text:p text:style-name="P11"><text:tab/><text:span text:style-name="T2">Para garantir esse requisito foi adotado o desenvolvimento na plataforma Java. A plataforma Java garante o desenvolvimento em qualquer sistema que ofereça suporta a máquina virtual Java, sendo previamente instalada, oque no mercado atual, com todos os sistemas oferecendo suporte.</text:span></text:p>
      <text:h text:style-name="P31" text:outline-level="4">Confiabilidade</text:h>
      <text:p text:style-name="P8"><text:tab/><text:span text:style-name="T2">O portal oferece os dados vindo de uma base de dados confiável, o Memória Virtual. O Memória Virtual foi escolhido como base para o acervo, pois sendo um projeto de vários anos, e com muita pesquisa envolvida, oferece um ambiente com informações completas e confiáveis para cadastro, não sendo necessário o desenvolvimento de um novo sistema para cadastrar itens históricos.</text:span></text:p>
      <text:h text:style-name="P31" text:outline-level="4">Disponibilidade</text:h>
      <text:p text:style-name="P8"><text:tab/><text:span text:style-name="T2">Está sendo usado para implantação do sistema um servidor que possui log de ações e de altíssima performance para garantir toda a disponibilidade possível e acesso aos visitantes.</text:span></text:p>
      <text:h text:style-name="P32" text:outline-level="4">Segurança</text:h>
      <text:p text:style-name="P9"><text:tab/><text:span text:style-name="T4">Para segurança das senhas de configuração do sistema e dos administradores é usado uma chave para criptografia das mesmas no banco de dados.</text:span></text:p>
      <text:h text:style-name="P32" text:outline-level="4">Compatibilidade entre navegadores</text:h>
      <text:p text:style-name="P9"><text:tab/><text:span text:style-name="T4">São usadas bibliotecas que oferecem componentes responsivos para todos os tipos de navegadores.</text:span></text:p>
      <text:h text:style-name="P18" text:outline-level="2">Requisitos de Implementação</text:h>
      <text:h text:style-name="P34" text:outline-level="4">Sistema Operacional</text:h>
      <text:p text:style-name="P7"><text:tab/><text:span text:style-name="T4">Garantindo o requisito de portabilidade a plataforma java , garante que a aplicação seja </text:span><text:soft-page-break/><text:span text:style-name="T4">executada em qualquer sistema operacional, e como sendo uma aplicação web, os visitantes podem acessar de qualquer aparelho que possua um navegador web, garantindo a portabilidade tanto para o servidor de implantação como para os visitantes.</text:span></text:p>
      <text:h text:style-name="P33" text:outline-level="4">Linguagens de Programação</text:h>
      <text:list xml:id="list5170570039325770989" text:style-name="L1">
        <text:list-item>
          <text:p text:style-name="P19">XHTML <text:span text:style-name="T6">linguagem para desenvolvimento das páginas do portal</text:span><text:span text:style-name="T7">. </text:span><text:span text:style-name="T8">Quando o cliente faz requisição de uma página do portal, sua requisição é interpretada em tempo real pelo servidor e á página anotada com a linguagem é carregada utilizando o controlador e a partir dos modelos e exibida ao usuário no formato HTML.</text:span></text:p>
        </text:list-item>
        <text:list-item>
          <text:p text:style-name="P21"><text:span text:style-name="T5">JavaScript </text:span><text:span text:style-name="T8">é uma linguagem interpretada pelos navegadores, isto é, pelo cliente/visitantes do portal em tempo de execução, a fim de deixar a navegação mais interativa, através de requisições assíncronas(Ajax) e efeitos visuais(utilização de slides, mapas…)</text:span></text:p>
        </text:list-item>
        <text:list-item>
          <text:p text:style-name="P21"><text:span text:style-name="T5">Java, </text:span><text:span text:style-name="T8">linguagem orientada a objetos independente da plataforma que está rodando, pois utiliza uma máquina virtual, isto assegura o requisito de portabilidade. Foi selecionada como linguagem do sistema por possuir a tecnologia JEE7.</text:span></text:p>
        </text:list-item>
        <text:list-item>
          <text:p text:style-name="P21"><text:span text:style-name="T5">JPQL</text:span><text:span text:style-name="T6"> </text:span><text:span text:style-name="T8">é a linguagem utilizada pela API JPA para consultas em banco de dados, independente do banco de dados utilizado, sendo muito parecida com SQL, mas operando diretamente nas classes mapeadas no banco de dados.</text:span></text:p>
        </text:list-item>
      </text:list>
      <text:h text:style-name="P32" text:outline-level="4">Tecnologias utilizadas</text:h>
      <text:list xml:id="list6100740827460214131" text:style-name="L2">
        <text:list-item>
          <text:p text:style-name="P20">JAVA EE 7 <text:span text:style-name="T9">é a mais nova implementação da plataforma para </text:span><text:span text:style-name="T13">aplicações java</text:span><text:span text:style-name="T9"> web que oferece uma implementação em sistemas </text:span><text:span text:style-name="T10">distribuídos</text:span><text:span text:style-name="T9"> e </text:span><text:span text:style-name="T10">multicamada</text:span><text:span text:style-name="T9">. Essa foi a plataforma a ser escolhida pois é tolerante a falhas e oferece uma ótima perspectiva para implementação seguindo o modelo MVC(Modelo , Visão, Controle). </text:span><text:span text:style-name="T10">Os componentes seguintes(JPA, EJB, JSF, são partes da especificação Java EE)</text:span></text:p>
        </text:list-item>
        <text:list-item>
          <text:p text:style-name="P20">JPA 2.0 <text:span text:style-name="T9">é a API padrão java para </text:span><text:span text:style-name="T10">persistências</text:span><text:span text:style-name="T9"> d</text:span><text:span text:style-name="T10">e dados independente do banco de dados a ser utilizado, sendo necessário a anotação e mapeamento da linguagem java. JPA realiza o acesso ao banco de dados do sistema ficando dentro da camada de modelo do sistema.</text:span></text:p>
        </text:list-item>
        <text:list-item>
          <text:p text:style-name="P23">EJB 3.1 <text:span text:style-name="T9">componente utilizado na camada de modelo do servidor, é uma aplicação a ser criada que cuida somente das regras de negócio do sistema, fazendo comunicação com banco de dados e serviços externos, ficando responsável pela maior carga, essa tecnologia permite a execução da aplicação em um contêiner transacional, distribuídos e seguro. Sendo acessível pela aplicação web, ou por qualquer outra aplicação a ser criada utilizando tecnologia Java.</text:span></text:p>
        </text:list-item>
        <text:list-item>
          <text:p text:style-name="P23">JSF 2.2(Java Server Faces) <text:span text:style-name="T9">é um framework que segue o padrão MVC para aplicações web, que possui </text:span><text:span text:style-name="T11">inúmeros</text:span><text:span text:style-name="T9"> componentes para a construção da parte visual da aplicação, é faz parte da camada de controle da aplicação.</text:span></text:p>
        </text:list-item>
        <text:list-item>
          <text:p text:style-name="P23">Facelets <text:span text:style-name="T9">é um método para se trabalhar com JSF utilizando-se da anotação em XHTML e não mais JSP.</text:span></text:p>
        </text:list-item>
        <text:list-item>
          <text:p text:style-name="P23">Ajax <text:span text:style-name="T9">é uma tecnologia que deixa a navegação com o </text:span><text:span text:style-name="T11">usuário</text:span><text:span text:style-name="T9"> mais iterativa e </text:span><text:span text:style-name="T11">agradável.</text:span><text:span text:style-name="T9"> Utiliza-se de requisições </text:span><text:span text:style-name="T11">assíncronas</text:span><text:span text:style-name="T9"> com o servidor através de </text:span><text:span text:style-name="T11">JavaScript</text:span><text:span text:style-name="T9"> e XML, não </text:span><text:soft-page-break/><text:span text:style-name="T9">sendo </text:span><text:span text:style-name="T11">necessário</text:span><text:span text:style-name="T9"> a total requisição de uma página pelo visitante do portal, e sim somente uma parte da página.</text:span></text:p>
        </text:list-item>
        <text:list-item>
          <text:p text:style-name="P27"><text:span text:style-name="T18">OpenLayers </text:span><text:span text:style-name="T11">é uma biblioteca implementada usando javascript de </text:span>código<text:span text:style-name="T11"> aberto, para exibição e utilização de mapas iterativos em navegadores web, oferecendo informações de diversas fontes de mapas, como </text:span><text:span text:style-name="T18">OpenStreetMap </text:span><text:span text:style-name="T11">e </text:span><text:span text:style-name="T18">Google Maps.</text:span></text:p>
        </text:list-item>
        <text:list-item>
          <text:p text:style-name="P22">PrimeFaces <text:span text:style-name="T9">é uma biblioteca de código aberto para JSF que possui a implementação de diversos componentes gráficos web, básicos e avançados.</text:span></text:p>
        </text:list-item>
        <text:list-item>
          <text:p text:style-name="P22">ApacheCommons<text:span text:style-name="T9">, biblioteca da Apache Foundation de código aberto, escrita em java, visa a distribuição e utilização de códigos muitos utilizados pela comunidade Java.</text:span></text:p>
        </text:list-item>
        <text:list-item>
          <text:p text:style-name="P22"><text:span text:style-name="T21">jQuery, </text:span><text:span text:style-name="T12">framework de código aberto e</text:span><text:span text:style-name="T14"> </text:span><text:span text:style-name="T12">implementado utilizando JavaScript. Facilita o desenvolvimento de componentes web, sendo responsivo e garantindo o desenvolvimento padronizado e muito utilizado para criação de plugins por outros frameworks e componentes, como o BootStrap.</text:span></text:p>
        </text:list-item>
        <text:list-item text:start-value="1">
          <text:p text:style-name="P27"><text:span text:style-name="T19">BootStrap, </text:span><text:span text:style-name="T12">conjunto de componentes escritos utilizando a linguagem Less, que quando compilada gera componentes em CSS, utilizados para a criação de páginas Web, contento templates para formulários, botões, tipografia, navegação, menus, etc… Pode ser usado junto com JavaScript criando componentes agradáveis ao usuário.</text:span></text:p>
        </text:list-item>
        <text:list-item>
          <text:p text:style-name="P24">WebServices <text:span text:style-name="T9">são serviços disponíveis na web que auxiliam na integração entre sistemas, concedendo um “serviço” do servidor(fornecedor) para o cliente(requisitante), no qual o cliente faz requisições do serviço e o servidor devolve uma resposta.</text:span></text:p>
        </text:list-item>
      </text:list>
      <text:h text:style-name="P35" text:outline-level="4">Ferramentas Utilizadas</text:h>
      <text:list xml:id="list6660520028964328344" text:style-name="L3">
        <text:list-item>
          <text:p text:style-name="P25">PostgreSQL 9.2, <text:span text:style-name="T15">sistema gerenciador de banco de dados(SGBD) utilizado para desenvolvimento do sistema, além de ser um sistema livre de gerenciamento de banco de dados é muito utilizado no mercado atual como alternativa a sistemas fechados.</text:span></text:p>
        </text:list-item>
        <text:list-item>
          <text:p text:style-name="P25">Eclipse <text:span text:style-name="T15">é a IDE de desenvolvimento adotado para desenvolvimento do sistema. É uma interface de desenvolvimento com código livre, e muito utilizado no mercado, desenvolvida em java, suporta vários plugins para interagir com diversas ferramentas e outros softwares.</text:span></text:p>
        </text:list-item>
        <text:list-item>
          <text:p text:style-name="P25">GlassFish 4.0, <text:span text:style-name="T15">servidor de aplicação utilizado para a implantação do sistema, por ser um software de código aberto e seguir as especificações Java EE, seguindo assim os padrões do sistema do Museu.</text:span></text:p>
        </text:list-item>
        <text:list-item>
          <text:p text:style-name="P26">SVN, <text:span text:style-name="T15">sistema para controle de versão, será utilizado para desenvolvimento do sistema a fim de ter um maior controle sobre o código e garantir sua integridade, o servidor da aplicação encontra-se em um servidor do </text:span><text:span text:style-name="T22">Google Code(</text:span><text:a xlink:type="simple" xlink:href="https://code.google.com/"><text:span text:style-name="T22">https://code.google.com/</text:span></text:a><text:span text:style-name="T22">) </text:span><text:span text:style-name="T15">, ferramenta online para armazenamento de projetos de código aberto, que oferece o SVN como ferramenta de controle de versão, necessitando apenas de um plugin no Eclipse para comunicação.</text:span></text:p>
        </text:list-item>
        <text:list-item>
          <text:p text:style-name="P26">Redmine<text:span text:style-name="T9">, </text:span><text:span text:style-name="T15">ferramenta web que auxilia no gerenciamento de projetos, nele é possível cadastrar as tarefas a serem realizadas de forma completa, gerando gráficos de Gantt, e mostrando deadlines </text:span><text:span text:style-name="T16">a fim de</text:span><text:span text:style-name="T15"> um gerenciamento mais visual das atividades a serem realizadas.</text:span></text:p>
        </text:list-item>
        <text:list-item>
          <text:p text:style-name="P29"><text:soft-page-break/><text:span text:style-name="T17">Corel Draw</text:span><text:span text:style-name="T9"> sua utilização se dará fim para criação do logo do portal, através da vetorização das imagens, a fim de criar uma identidade que poderia ser usada além do portal em outros locais.</text:span></text:p>
        </text:list-item>
        <text:list-item>
          <text:p text:style-name="P28"><text:span text:style-name="T20">Astah Community </text:span><text:span text:style-name="T23">software para modelagem UML , utilizado para criação dos diagramas UML do port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Times[" svg:font-family="Times[" style:font-family-generic="roman"/>
    <style:font-face style:name="Arial" svg:font-family="Arial" style:font-family-generic="swiss"/>
    <style:font-face style:name="Times New Roman1" svg:font-family="'Times New Roman'"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0:16:22.923000000</meta:creation-date>
    <dc:date>2014-05-30T20:08:14.747000000</dc:date>
    <meta:editing-duration>PT4H53M39S</meta:editing-duration>
    <meta:editing-cycles>8</meta:editing-cycles>
    <meta:generator>LibreOffice/4.2.3.3$Windows_x86 LibreOffice_project/882f8a0a489bc99a9e60c7905a60226254cb6ff0</meta:generator>
    <meta:document-statistic meta:table-count="0" meta:image-count="0" meta:object-count="0" meta:page-count="6" meta:paragraph-count="51" meta:word-count="1294" meta:character-count="8421" meta:non-whitespace-character-count="7202"/>
  </office:meta>
</office:document-meta>
</file>